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6d6" officeooo:paragraph-rsid="000f06d6"/>
    </style:style>
    <style:style style:name="P2" style:family="paragraph" style:parent-style-name="Standard">
      <style:text-properties fo:color="#c9211e" loext:opacity="100%" officeooo:rsid="000f06d6" officeooo:paragraph-rsid="000f06d6"/>
    </style:style>
    <style:style style:name="P3" style:family="paragraph" style:parent-style-name="Standard">
      <style:text-properties fo:color="#00a933" loext:opacity="100%" officeooo:rsid="000f06d6" officeooo:paragraph-rsid="000f06d6"/>
    </style:style>
    <style:style style:name="P4" style:family="paragraph" style:parent-style-name="Standard">
      <style:text-properties fo:color="#e16173" loext:opacity="100%" officeooo:rsid="000f06d6" officeooo:paragraph-rsid="000f06d6"/>
    </style:style>
    <style:style style:name="P5" style:family="paragraph" style:parent-style-name="Standard">
      <style:text-properties fo:color="#3465a4" loext:opacity="100%" officeooo:rsid="000f06d6" officeooo:paragraph-rsid="000f06d6"/>
    </style:style>
    <style:style style:name="P6" style:family="paragraph" style:parent-style-name="Standard">
      <style:text-properties fo:color="#000000" loext:opacity="100%" officeooo:rsid="000f06d6" officeooo:paragraph-rsid="000f06d6"/>
    </style:style>
    <style:style style:name="P7" style:family="paragraph" style:parent-style-name="Standard">
      <style:text-properties officeooo:paragraph-rsid="000f06d6"/>
    </style:style>
    <style:style style:name="P8" style:family="paragraph" style:parent-style-name="Standard">
      <style:text-properties officeooo:paragraph-rsid="0010cb34"/>
    </style:style>
    <style:style style:name="T1" style:family="text">
      <style:text-properties fo:color="#000000" loext:opacity="100%" officeooo:rsid="000f06d6"/>
    </style:style>
    <style:style style:name="T2" style:family="text">
      <style:text-properties fo:color="#e1617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lastminuteengineers.com/esp32-pinout-reference/</text:p>
      <text:p text:style-name="Standard"/>
      <text:p text:style-name="P1">ESP32 ma 48 pinów, jednak nie wszystkie piny znajdują się na płytkach devkit.</text:p>
      <text:p text:style-name="P1">Został wybrany model 30 pinowy ze względu na jego popularność</text:p>
      <text:p text:style-name="P1"/>
      <text:p text:style-name="P1">Założenie – wszystkie płytki esp32 łączymy do modemu.</text:p>
      <text:p text:style-name="P1">Problem: w momencie zmiany loginu / hasła – należy wszystkim mikrokontrolerom zmienić login / hasło</text:p>
      <text:p text:style-name="P1"/>
      <text:p text:style-name="P1">GPIO – general-purpose input/output – wejście/wyjście ogólnego przeznaczenia</text:p>
      <text:p text:style-name="P1">ADC – analog to digital converter – przetwornik analogowo-cyfrowy</text:p>
      <text:p text:style-name="P1">12 bitowy ADC 4096 – zakres od 0 – 3.3 V </text:p>
      <text:p text:style-name="P1">3.3V / 4096 = 0.8mV</text:p>
      <text:p text:style-name="P1">DAC – digital to analog converter</text:p>
      <text:p text:style-name="P1">8 bitowy DAC 0 – 255 → 0 – 3.3V (w aplikacjach audio preferowana jest większa liczba 12-24 bit)</text:p>
      <text:p text:style-name="P1">I2C IIC – szeregowa, dwukierunkowa magistrala służąca do przesyłania danych w urządzeniach elektronicznych</text:p>
      <text:p text:style-name="P1"/>
      <text:p text:style-name="P1"/>
      <text:p text:style-name="P1">EN<text:tab/><text:tab/>23</text:p>
      <text:p text:style-name="P1">36<text:tab/><text:tab/>22</text:p>
      <text:p text:style-name="P1">39<text:tab/><text:tab/>1</text:p>
      <text:p text:style-name="P1">34<text:tab/><text:tab/>3</text:p>
      <text:p text:style-name="P1">35<text:tab/><text:tab/>21</text:p>
      <text:p text:style-name="P1">32<text:tab/><text:tab/>19</text:p>
      <text:p text:style-name="P1">33<text:tab/><text:tab/>18</text:p>
      <text:p text:style-name="P1">25<text:tab/><text:tab/>5</text:p>
      <text:p text:style-name="P1">26<text:tab/><text:tab/>17</text:p>
      <text:p text:style-name="P1">27<text:tab/><text:tab/>16</text:p>
      <text:p text:style-name="P1">14<text:tab/><text:tab/>4</text:p>
      <text:p text:style-name="P1">12<text:tab/><text:tab/>2</text:p>
      <text:p text:style-name="P1">13<text:tab/><text:tab/>15</text:p>
      <text:p text:style-name="P1">GND<text:tab/><text:tab/>GND</text:p>
      <text:p text:style-name="P1">VIN<text:tab/><text:tab/>3.3V</text:p>
      <text:p text:style-name="P1"/>
      <text:p text:style-name="P5">1</text:p>
      <text:p text:style-name="P1">2</text:p>
      <text:p text:style-name="P5">3</text:p>
      <text:p text:style-name="P3">4</text:p>
      <text:p text:style-name="P1">5</text:p>
      <text:p text:style-name="P2">szesc</text:p>
      <text:p text:style-name="P2">siedem</text:p>
      <text:p text:style-name="P2">osiem</text:p>
      <text:p text:style-name="P2">dziewiec</text:p>
      <text:p text:style-name="P2">dziesiec</text:p>
      <text:p text:style-name="P2">jedenascie</text:p>
      <text:p text:style-name="P1">12</text:p>
      <text:p text:style-name="P3">13</text:p>
      <text:p text:style-name="P3">14</text:p>
      <text:p text:style-name="P1">15</text:p>
      <text:p text:style-name="P3">16</text:p>
      <text:p text:style-name="P3">17</text:p>
      <text:p text:style-name="P3"><text:soft-page-break/>18</text:p>
      <text:p text:style-name="P3">19</text:p>
      <text:p text:style-name="P2">dwadziescia</text:p>
      <text:p text:style-name="P3">21</text:p>
      <text:p text:style-name="P3">22</text:p>
      <text:p text:style-name="P3">23</text:p>
      <text:p text:style-name="P2">dwadziescia cztery</text:p>
      <text:p text:style-name="P3">25</text:p>
      <text:p text:style-name="P3">26<text:tab/><text:tab/></text:p>
      <text:p text:style-name="P3">27</text:p>
      <text:p text:style-name="P2">dwadziescia osiem</text:p>
      <text:p text:style-name="P2">dwadziescia dzewiec</text:p>
      <text:p text:style-name="P2">trzydziesci</text:p>
      <text:p text:style-name="P2">trzydziesci jeden</text:p>
      <text:p text:style-name="P3">32</text:p>
      <text:p text:style-name="P3">33</text:p>
      <text:p text:style-name="P4">34</text:p>
      <text:p text:style-name="P4">35</text:p>
      <text:p text:style-name="P4">36</text:p>
      <text:p text:style-name="P2">trzydziesci siedem</text:p>
      <text:p text:style-name="P2">trzydziesci osiem</text:p>
      <text:p text:style-name="P4">39</text:p>
      <text:p text:style-name="P1">EN</text:p>
      <text:p text:style-name="P1">GND</text:p>
      <text:p text:style-name="P1">VIN</text:p>
      <text:p text:style-name="P1">GND</text:p>
      <text:p text:style-name="P1">3.3V</text:p>
      <text:p text:style-name="P1"/>
      <text:p text:style-name="P1">Legenda:</text:p>
      <text:p text:style-name="P2">Nie mają wyprowadzeń</text:p>
      <text:p text:style-name="P3">Jak najbardziej się nadają</text:p>
      <text:p text:style-name="P4">Pracują tylko jako wejścia (brakuje im rezystorów w przeciwieństwie do innych pinów)</text:p>
      <text:p text:style-name="P5">Piny Tx Rx</text:p>
      <text:p text:style-name="P6">sprawiają problemy</text:p>
      <text:p text:style-name="P6"/>
      <text:p text:style-name="P6">Podczas korzystania z wifi zmniejsza się liczba dostępnych pinów ADC</text:p>
      <text:p text:style-name="P3">32</text:p>
      <text:p text:style-name="P3">33</text:p>
      <text:p text:style-name="P4">34</text:p>
      <text:p text:style-name="P4">35</text:p>
      <text:p text:style-name="P4">36<text:span text:style-name="T2"/></text:p>
      <text:p text:style-name="P4">39</text:p>
      <text:p text:style-name="P6"/>
      <text:p text:style-name="P6"/>
      <text:p text:style-name="P6">DAC VALUE<text:tab/><text:tab/>CALCULATED<text:tab/><text:tab/>ACTUAL</text:p>
      <text:p text:style-name="P6">0<text:tab/><text:tab/><text:tab/>0<text:tab/><text:tab/><text:tab/><text:tab/>0.095</text:p>
      <text:p text:style-name="P6">64<text:tab/><text:tab/><text:tab/>0.825<text:tab/><text:tab/><text:tab/><text:tab/>0.871</text:p>
      <text:p text:style-name="P6">128<text:tab/><text:tab/><text:tab/>1.65<text:tab/><text:tab/><text:tab/><text:tab/>1.646</text:p>
      <text:p text:style-name="P6">192<text:tab/><text:tab/><text:tab/>2.475<text:tab/><text:tab/><text:tab/><text:tab/>2.421</text:p>
      <text:p text:style-name="P6">255<text:tab/><text:tab/><text:tab/>3.3<text:tab/><text:tab/><text:tab/><text:tab/>3.173</text:p>
      <text:p text:style-name="P6">Kiedy pwm ma stałą wartość napięcia 3.3V (miernikiem wyjdzie zapewne mniej) i sterujemy</text:p>
      <text:p text:style-name="P6">za pomocą częstotlwiości, tak w dac mapujemy wartośc cyfrową na analogową</text:p>
      <text:p text:style-name="P6"><text:soft-page-break/></text:p>
      <text:p text:style-name="P6"><text:a xlink:type="simple" xlink:href="https://randomnerdtutorials.com/esp-now-esp32-arduino-ide/" text:style-name="Internet_20_link" text:visited-style-name="Visited_20_Internet_20_Link">https://randomnerdtutorials.com/esp-now-esp32-arduino-ide/</text:a></text:p>
      <text:p text:style-name="P6"/>
      <text:p text:style-name="P6">do komunikacji pomiędzy esp</text:p>
      <text:p text:style-name="P6"/>
      <text:p text:style-name="P6"><text:a xlink:type="simple" xlink:href="https://www.elektroda.pl/rtvforum/topic3672038.html" text:style-name="Internet_20_link" text:visited-style-name="Visited_20_Internet_20_Link">https://www.elektroda.pl/rtvforum/topic3672038.html</text:a></text:p>
      <text:p text:style-name="P6"/>
      <text:p text:style-name="P7"><text:span text:style-name="T1">„</text:span>I tak i nie, użycie ESPnow wyłącza możliwość połaczenia z routerem, ale:<text:line-break/>1. Jak zbierze ESP dane z czujników to gdy one śpią, ESP się przełącza w tryb klienta, łączy się z routerem wysyłając dane, i znowu wraca w tryb nasłuchu w ESPnow.<text:line-break/>2. Po porcie szeregowym wysyła wszystkie dane do drugiego ESP8266 i on wysyła dane na serwer.”</text:p>
      <text:p text:style-name="P7"/>
      <text:p text:style-name="P7">WiFiServer server(80);</text:p>
      <text:p text:style-name="P7"><text:a xlink:type="simple" xlink:href="https://docs.espressif.com/projects/arduino-esp32/en/latest/api/wifi.html" text:style-name="Internet_20_link" text:visited-style-name="Visited_20_Internet_20_Link">https://docs.espressif.com/projects/arduino-esp32/en/latest/api/wifi.html</text:a></text:p>
      <text:p text:style-name="P8">WebServer server(80);</text:p>
      <text:p text:style-name="P7"><text:a xlink:type="simple" xlink:href="https://github.com/espressif/arduino-esp32/tree/master/libraries/WebServer/examples/WebServer" text:style-name="Internet_20_link" text:visited-style-name="Visited_20_Internet_20_Link">https://github.com/espressif/arduino-esp32/tree/master/libraries/WebServer/examples/WebServer</text:a></text:p>
      <text:p text:style-name="P7">AsyncWebServer server(80);</text:p>
      <text:p text:style-name="P7"><text:a xlink:type="simple" xlink:href="https://randomnerdtutorials.com/esp32-async-web-server-espasyncwebserver-library/" text:style-name="Internet_20_link" text:visited-style-name="Visited_20_Internet_20_Link">https://randomnerdtutorials.com/esp32-async-web-server-espasyncwebserver-library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4:29:40.324000000</meta:creation-date>
    <dc:date>2024-03-19T09:27:14.617000000</dc:date>
    <meta:editing-duration>PT2H35M45S</meta:editing-duration>
    <meta:editing-cycles>2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102" meta:word-count="344" meta:character-count="2411" meta:non-whitespace-character-count="2112"/>
  </office:meta>
</office:document-meta>
</file>